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erif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family="'Liberation Serif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family="'Liberation Serif'" style:font-family-generic="roman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7cm" svg:height="0.87cm" svg:x="5.086cm" svg:y="4.424cm">
          <text:p text:style-name="P1"><text:span text:style-name="T1">x</text:span><text:span text:style-name="T2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cm" svg:height="0.87cm" svg:x="5.585cm" svg:y="2.923cm">
          <text:p text:style-name="P1"><text:span text:style-name="T1">x</text:span><text:span text:style-name="T2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cm" svg:height="0.87cm" svg:x="7.184cm" svg:y="2.722cm">
          <text:p text:style-name="P1"><text:span text:style-name="T1">x</text:span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cm" svg:height="0.87cm" svg:x="6.861cm" svg:y="4.556cm">
          <text:p text:style-name="P1"><text:span text:style-name="T1">x</text:span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cm" svg:height="0.87cm" svg:x="11.085cm" svg:y="3.723cm">
          <text:p text:style-name="P1"><text:span text:style-name="T1">x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cm" svg:height="0.87cm" svg:x="12.384cm" svg:y="3.222cm">
          <text:p text:style-name="P1"><text:span text:style-name="T1">x</text:span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cm" svg:height="0.87cm" svg:x="13.383cm" svg:y="5.121cm">
          <text:p text:style-name="P1"><text:span text:style-name="T1">x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cm" svg:height="0.87cm" svg:x="14.56cm" svg:y="4.555cm">
          <text:p text:style-name="P1"><text:span text:style-name="T1">x</text:span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cm" svg:height="0.87cm" svg:x="11.484cm" svg:y="4.922cm">
          <text:p text:style-name="P1"><text:span text:style-name="T1">x</text:span><text:span text:style-name="T2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" draw:text-style-name="P1" draw:layer="layout" svg:width="3.175cm" svg:height="2.921cm" svg:x="6.08cm" svg:y="3.159cm">
          <text:p text:style-name="P1">aprendi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3.811cm" svg:height="3.548cm" svg:x="6.079cm" svg:y="7.258cm">
          <text:p text:style-name="P1">prop.</text:p>
          <text:p text:style-name="P1">nominai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8T15:17:29</meta:creation-date>
    <dc:date>2015-01-30T12:33:38</dc:date>
    <meta:editing-duration>PT2H8M44S</meta:editing-duration>
    <meta:editing-cycles>4</meta:editing-cycles>
    <meta:generator>LibreOffice/3.5$Linux_X86_64 LibreOffice_project/350m1$Build-2</meta:generator>
    <meta:document-statistic meta:object-count="11"/>
  </office:meta>
</office:document-meta>
</file>